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fo:line-height="115%" style:page-number="auto" fo:break-before="auto" fo:break-after="auto" style:writing-mode="lr-tb"/>
      <style:text-properties officeooo:rsid="0004665e" officeooo:paragraph-rsid="0004665e"/>
    </style:style>
    <style:style style:name="P2" style:family="paragraph" style:parent-style-name="Standard">
      <style:paragraph-properties fo:line-height="115%" style:writing-mode="lr-tb"/>
      <style:text-properties officeooo:rsid="0004665e" officeooo:paragraph-rsid="0004665e"/>
    </style:style>
    <style:style style:name="P3" style:family="paragraph" style:parent-style-name="Standard">
      <style:paragraph-properties fo:line-height="115%" style:writing-mode="lr-tb"/>
      <style:text-properties officeooo:rsid="0004e1b4" officeooo:paragraph-rsid="0004e1b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ected academic gains of the visit research for the main doctoral project.</text:p>
      <text:p text:style-name="P2"/>
      <text:p text:style-name="P3">We intend to take this opportunity for being a user study in Georgia Tech to obtain an understanding about how developers use fault localization techniques. This experiment can </text:p>
      <text:p text:style-name="P3">collaborate with the main project providing more information about how these techniques are used in practice. Thus, we can focus in propose more useful strategies to improve the use of such techni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1.2$MacOSX_x86 LibreOffice_project/958349dc3b25111dbca392fbc281a05559ef6848</meta:generator>
    <dc:title/>
    <meta:initial-creator/>
    <meta:editing-cycles>4</meta:editing-cycles>
    <dc:date>2014-09-25T10:27:39.415392000</dc:date>
    <meta:editing-duration>PT11M45S</meta:editing-duration>
    <meta:document-statistic meta:table-count="0" meta:image-count="0" meta:object-count="0" meta:page-count="1" meta:paragraph-count="3" meta:word-count="72" meta:character-count="453" meta:non-whitespace-character-count="383"/>
  </office:meta>
</office:document-meta>
</file>